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c0c0c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3.9cm" svg:height="27.4cm" svg:x="1.9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27.4cm" svg:x="15.8cm" svg:y="1.3cm">
          <text:p text:style-name="P1"><text:span text:style-name="T1">年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月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日</text:span></text:p>
          <text:p text:style-name="P1"><text:span text:style-name="T1"/></text:p>
          <text:p text:style-name="P1"><text:span text:style-name="T1"/></text:p>
          <text:p text:style-name="P1"><text:span text:style-name="T1">名</text:span></text:p>
          <text:p text:style-name="P1"><text:span text:style-name="T1">前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0.1cm" svg:height="26.7cm" svg:x="8.9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cm" svg:height="26.7cm" svg:x="12.1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cm" svg:height="26.7cm" svg:x="5.7cm" svg:y="1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01T08:26:16.51</meta:creation-date>
    <meta:print-date>2016-01-01T08:31:09.84</meta:print-date>
    <dc:date>2016-01-01T09:07:52.36</dc:date>
    <meta:editing-duration>PT26M25S</meta:editing-duration>
    <meta:editing-cycles>1</meta:editing-cycles>
    <meta:document-statistic meta:object-count="5"/>
    <meta:generator>LibreOffice/3.4$Win32 LibreOffice_project/340m1$Build-203</meta:generator>
  </office:meta>
</office:document-meta>
</file>